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129115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5" calcext:value-type="float">
            <text:p>14.45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37 kWh</text:p>
          </table:table-cell>
          <table:table-cell office:value-type="float" office:value="179.88" calcext:value-type="float">
            <text:p>179.88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34" calcext:value-type="float">
            <text:p>34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T-1</text:p>
          </table:table-cell>
          <table:table-cell office:value-type="float" office:value="260.65" calcext:value-type="float">
            <text:p>260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08" calcext:value-type="float">
            <text:p>26.0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67 kWh</text:p>
          </table:table-cell>
          <table:table-cell office:value-type="float" office:value="324.51" calcext:value-type="float">
            <text:p>324.51</text:p>
          </table:table-cell>
          <table:table-cell office:value-type="string" calcext:value-type="string">
            <text:p>13-12-2017</text:p>
          </table:table-cell>
          <table:table-cell office:value-type="string" calcext:value-type="string">
            <text:p>13-01-2018</text:p>
          </table:table-cell>
          <table:table-cell office:value-type="float" office:value="57.66" calcext:value-type="float">
            <text:p>57.66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T-1</text:p>
          </table:table-cell>
          <table:table-cell office:value-type="float" office:value="442.03" calcext:value-type="float">
            <text:p>442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46" calcext:value-type="float">
            <text:p>29.4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76 kWh</text:p>
          </table:table-cell>
          <table:table-cell office:value-type="float" office:value="366.55" calcext:value-type="float">
            <text:p>366.55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3-12-2017</text:p>
          </table:table-cell>
          <table:table-cell office:value-type="float" office:value="64.52" calcext:value-type="float">
            <text:p>64.52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T-1</text:p>
          </table:table-cell>
          <table:table-cell office:value-type="float" office:value="494.64" calcext:value-type="float">
            <text:p>494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/>
          <table:table-cell office:value-type="float" office:value="141.44" calcext:value-type="float">
            <text:p>141.44</text:p>
          </table:table-cell>
          <table:table-cell office:value-type="string" calcext:value-type="string">
            <text:p>185 kWh</text:p>
          </table:table-cell>
          <table:table-cell office:value-type="float" office:value="1386.85" calcext:value-type="float">
            <text:p>1386.8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47.73" calcext:value-type="float">
            <text:p>247.73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T-1</text:p>
          </table:table-cell>
          <table:table-cell office:value-type="float" office:value="1899.28" calcext:value-type="float">
            <text:p>1899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/>
          <table:table-cell office:value-type="float" office:value="140.87" calcext:value-type="float">
            <text:p>140.87</text:p>
          </table:table-cell>
          <table:table-cell office:value-type="string" calcext:value-type="string">
            <text:p>216 kWh</text:p>
          </table:table-cell>
          <table:table-cell office:value-type="float" office:value="1612.76" calcext:value-type="float">
            <text:p>1612.7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81.81" calcext:value-type="float">
            <text:p>281.81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T-1</text:p>
          </table:table-cell>
          <table:table-cell office:value-type="float" office:value="2160.52" calcext:value-type="float">
            <text:p>2160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601.97" calcext:value-type="float">
            <text:p>601.97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454 kWh</text:p>
          </table:table-cell>
          <table:table-cell office:value-type="float" office:value="3375.74" calcext:value-type="float">
            <text:p>3375.74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548.74" calcext:value-type="float">
            <text:p>548.74</text:p>
          </table:table-cell>
          <table:table-cell office:value-type="float" office:value="36.22" calcext:value-type="float">
            <text:p>36.22</text:p>
          </table:table-cell>
          <table:table-cell office:value-type="string" calcext:value-type="string">
            <text:p>T-1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/>
          <table:table-cell office:value-type="float" office:value="139.73" calcext:value-type="float">
            <text:p>139.73</text:p>
          </table:table-cell>
          <table:table-cell office:value-type="string" calcext:value-type="string">
            <text:p>375 kWh</text:p>
          </table:table-cell>
          <table:table-cell office:value-type="float" office:value="2777.17" calcext:value-type="float">
            <text:p>2777.1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57.91" calcext:value-type="float">
            <text:p>457.91</text:p>
          </table:table-cell>
          <table:table-cell office:value-type="float" office:value="30.23" calcext:value-type="float">
            <text:p>30.23</text:p>
          </table:table-cell>
          <table:table-cell office:value-type="string" calcext:value-type="string">
            <text:p>T-1</text:p>
          </table:table-cell>
          <table:table-cell office:value-type="float" office:value="3510.66" calcext:value-type="float">
            <text:p>3510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357 kWh</text:p>
          </table:table-cell>
          <table:table-cell office:value-type="float" office:value="2632.99" calcext:value-type="float">
            <text:p>2632.99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35.91" calcext:value-type="float">
            <text:p>435.91</text:p>
          </table:table-cell>
          <table:table-cell office:value-type="float" office:value="28.77" calcext:value-type="float">
            <text:p>28.77</text:p>
          </table:table-cell>
          <table:table-cell office:value-type="string" calcext:value-type="string">
            <text:p>T-1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242 kWh</text:p>
          </table:table-cell>
          <table:table-cell office:value-type="float" office:value="1752.72" calcext:value-type="float">
            <text:p>1752.72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02.4" calcext:value-type="float">
            <text:p>302.4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T-1</text:p>
          </table:table-cell>
          <table:table-cell office:value-type="float" office:value="2318.4" calcext:value-type="float">
            <text:p>2318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/>
          <table:table-cell office:value-type="float" office:value="142.14" calcext:value-type="float">
            <text:p>142.14</text:p>
          </table:table-cell>
          <table:table-cell office:value-type="string" calcext:value-type="string">
            <text:p>362 kWh</text:p>
          </table:table-cell>
          <table:table-cell office:value-type="float" office:value="2590.69" calcext:value-type="float">
            <text:p>2590.69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29.49" calcext:value-type="float">
            <text:p>429.49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T-1</text:p>
          </table:table-cell>
          <table:table-cell office:value-type="float" office:value="3292.73" calcext:value-type="float">
            <text:p>3292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202.93" calcext:value-type="float">
            <text:p>202.93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501 kWh</text:p>
          </table:table-cell>
          <table:table-cell office:value-type="float" office:value="3570.82" calcext:value-type="float">
            <text:p>3570.82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608.26" calcext:value-type="float">
            <text:p>608.26</text:p>
          </table:table-cell>
          <table:table-cell office:value-type="float" office:value="38.14" calcext:value-type="float">
            <text:p>38.14</text:p>
          </table:table-cell>
          <table:table-cell office:value-type="string" calcext:value-type="string">
            <text:p>T-1</text:p>
          </table:table-cell>
          <table:table-cell office:value-type="float" office:value="4663.34" calcext:value-type="float">
            <text:p>4663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591 kWh</text:p>
          </table:table-cell>
          <table:table-cell office:value-type="float" office:value="4195.8" calcext:value-type="float">
            <text:p>4195.8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672.36" calcext:value-type="float">
            <text:p>672.36</text:p>
          </table:table-cell>
          <table:table-cell office:value-type="float" office:value="44.38" calcext:value-type="float">
            <text:p>44.38</text:p>
          </table:table-cell>
          <table:table-cell office:value-type="string" calcext:value-type="string">
            <text:p>T-1</text:p>
          </table:table-cell>
          <table:table-cell office:value-type="float" office:value="5154.76" calcext:value-type="float">
            <text:p>5154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26:07.870000000</meta:creation-date>
    <dc:date>2018-03-26T12:30:05.842000000</dc:date>
    <meta:editing-duration>PT3M58S</meta:editing-duration>
    <meta:editing-cycles>1</meta:editing-cycles>
    <meta:document-statistic meta:table-count="1" meta:cell-count="145" meta:object-count="0"/>
    <meta:generator>LibreOffice/5.3.4.2$Windows_x86 LibreOffice_project/f82d347ccc0be322489bf7da61d7e4ad13fe2ff3</meta:generator>
  </office:meta>
</office:document-meta>
</file>